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text-properties fo:color="#008000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>
      <style:paragraph-properties style:text-autospace="none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P4" style:family="paragraph" style:parent-style-name="Standard">
      <style:text-properties fo:color="#008000" style:font-name="Consolas1" fo:font-size="9.5pt" style:font-name-asian="Consolas" style:font-size-asian="9.5pt" style:font-name-complex="Consolas" style:font-size-complex="9.5pt"/>
    </style:style>
    <style:style style:name="P5" style:family="paragraph" style:parent-style-name="Standard">
      <style:text-properties style:font-name="Consolas1" fo:font-size="9.5pt" style:font-size-asian="9.5pt" style:font-size-complex="9.5pt"/>
    </style:style>
    <style:style style:name="P6" style:family="paragraph" style:parent-style-name="Standard">
      <style:text-properties style:font-name="Consolas1" fo:font-size="9.5pt" style:text-underline-style="solid" style:text-underline-width="auto" style:text-underline-color="font-color" style:font-size-asian="9.5pt" style:font-size-complex="9.5pt"/>
    </style:style>
    <style:style style:name="P7" style:family="paragraph" style:parent-style-name="Standard">
      <style:text-properties style:font-name="Consolas1" fo:font-size="9.5pt" style:text-underline-style="solid" style:text-underline-width="auto" style:text-underline-color="font-color" fo:font-weight="bold" style:font-size-asian="9.5pt" style:font-weight-asian="bold" style:font-size-complex="9.5pt" style:font-weight-complex="bold"/>
    </style:style>
    <style:style style:name="P8" style:family="paragraph" style:parent-style-name="Standard">
      <style:text-properties style:font-name="Consolas1" fo:font-size="9.5pt" fo:font-weight="bold" style:font-size-asian="9.5pt" style:font-weight-asian="bold" style:font-size-complex="9.5pt" style:font-weight-complex="bold"/>
    </style:style>
    <style:style style:name="P9" style:family="paragraph" style:parent-style-name="Standard">
      <style:text-properties style:font-name="Consolas1"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Consolas1"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style:text-autospace="none"/>
      <style:text-properties fo:color="#000000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P12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3" style:family="paragraph" style:parent-style-name="Standard">
      <style:paragraph-properties style:text-autospace="none"/>
      <style:text-properties fo:color="#000000" style:font-name="Consolas" fo:font-size="9.5pt" style:text-underline-style="solid" style:text-underline-width="auto" style:text-underline-color="font-color" fo:font-weight="bold" style:font-name-asian="Consolas" style:font-size-asian="9.5pt" style:font-weight-asian="bold" style:font-name-complex="Consolas" style:font-size-complex="9.5pt" style:font-weight-complex="bold"/>
    </style:style>
    <style:style style:name="P14" style:family="paragraph" style:parent-style-name="Standard" style:list-style-name="L1">
      <style:text-properties style:font-name="Consolas1"/>
    </style:style>
    <style:style style:name="P15" style:family="paragraph" style:parent-style-name="Standard">
      <style:paragraph-properties style:text-autospace="none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color="#000000"/>
    </style:style>
    <style:style style:name="T2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2e75b6"/>
    </style:style>
    <style:style style:name="T6" style:family="text">
      <style:text-properties fo:color="#2e75b6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style:font-name="Consolas1" fo:font-size="9.5pt" style:font-size-asian="9.5pt" style:font-size-complex="9.5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aceScreenServer – Short manual</text:p>
      <text:p text:style-name="P9"/>
      <text:p text:style-name="P10">Author: Ralf Haeusler – ralf.haeusler@wrh.ox.ac.uk</text:p>
      <text:p text:style-name="P10">Last change: 20/7/2020</text:p>
      <text:p text:style-name="P5"/>
      <text:p text:style-name="P5"/>
      <text:p text:style-name="P5">Note: $ indicates a command line prompt.</text:p>
      <text:p text:style-name="P5"/>
      <text:p text:style-name="P6">Invocation on server side:</text:p>
      <text:p text:style-name="P5"/>
      <text:p text:style-name="P5">$ facescreeenserver [port] [path to model files]</text:p>
      <text:p text:style-name="P5"/>
      <text:p text:style-name="P5">Other software required on system:</text:p>
      <text:p text:style-name="P5"/>
      <text:p text:style-name="P5">Latex compiler with packages graphicx and tkiz.</text:p>
      <text:p text:style-name="P5"/>
      <text:p text:style-name="P5"/>
      <text:p text:style-name="P5"/>
      <text:p text:style-name="P7">Consuming the REST API:</text:p>
      <text:p text:style-name="P5"/>
      <text:p text:style-name="P5">The API is accessible at:</text:p>
      <text:p text:style-name="P5"/>
      <text:p text:style-name="P5">http://[ip]:[port]/faceScreen/processor</text:p>
      <text:p text:style-name="P5"/>
      <text:p text:style-name="P5">The examples below assume ip == localhost and port == 34568.</text:p>
      <text:p text:style-name="P5"/>
      <text:p text:style-name="P5"/>
      <text:p text:style-name="P8">GET method endpoints:</text:p>
      <text:list xml:id="list6540640152113805657" text:style-name="L1">
        <text:list-header>
          <text:p text:style-name="P14"/>
        </text:list-header>
      </text:list>
      <text:p text:style-name="P4">/ </text:p>
      <text:p text:style-name="P2"/>
      <text:p text:style-name="P2">returns a processing token.</text:p>
      <text:p text:style-name="P2"/>
      <text:p text:style-name="P2">Example: </text:p>
      <text:p text:style-name="P2">$ curl -X GET http://localhost:34568/faceScreen/processor/</text:p>
      <text:p text:style-name="P3"/>
      <text:p text:style-name="P3">Returns a string to be used in subsequent calls as parameter processingToken.</text:p>
      <text:p text:style-name="P3">For simplicity, in the examples below, we assume processingToken == “2”. In general, this will be a lengthy random string.</text:p>
      <text:p text:style-name="P3"/>
      <text:p text:style-name="P3"/>
      <text:p text:style-name="P3">/computeHeatmap </text:p>
      <text:p text:style-name="P3"/>
      <text:p text:style-name="P3">Computes a heatmap or returns an error code if data is insufficient. </text:p>
      <text:p text:style-name="P3">Face mesh (obj) and landmarks need to be uploaded prior to invoking heatmap computation.</text:p>
      <text:p text:style-name="P3">parameters: processingToken, subjectAge</text:p>
      <text:p text:style-name="P3"/>
      <text:p text:style-name="P3">Example:</text:p>
      <text:p text:style-name="P3">$ curl -X GET http://localhost:34568/faceScreen/processor/computeHeatmap?processingToken=2^&amp;subjectAge=12</text:p>
      <text:p text:style-name="P3"/>
      <text:p text:style-name="P3">Returns OK/200 if the heatmap was calculated successfully.</text:p>
      <text:p text:style-name="P3">Returns an error code and message if no obj has been uploaded yet, no suitable set of landmarks has been uploaded, subjectAge is not a valid float value between 0.0 and 100.0, or ethnicityCode is not supported.</text:p>
      <text:p text:style-name="P3"/>
      <text:p text:style-name="P3"/>
      <text:p text:style-name="P3">/heatmapImage </text:p>
      <text:p text:style-name="P3"/>
      <text:p text:style-name="P3">Renders heatmap/signature as jpeg and returns this as a stream. <text:s/></text:p>
      <text:p text:style-name="P3"/>
      <text:p text:style-name="P3">parameters: processingToken</text:p>
      <text:p text:style-name="P3"/>
      <text:p text:style-name="P3">Example:</text:p>
      <text:p text:style-name="P3"><text:soft-page-break/></text:p>
      <text:p text:style-name="P3">$ curl -X GET --output testHeatmap.jpg <text:a xlink:type="simple" xlink:href="http://localhost:34568/faceScreen/processor/heatmapImage?processingToken=2" text:style-name="Internet_20_link" text:visited-style-name="Visited_20_Internet_20_Link">http://localhost:34568/faceScreen/processor/heatmapImage?processingToken=2</text:a></text:p>
      <text:p text:style-name="P3"/>
      <text:p text:style-name="P3">In this example, the jpeg-coded stream of image data is written to file testHeatmap.jpg.</text:p>
      <text:p text:style-name="P3">If no heatmap has been computed yet, an error is returned.</text:p>
      <text:p text:style-name="P3"/>
      <text:p text:style-name="P3"/>
      <text:p text:style-name="P3">/classificationRegions </text:p>
      <text:p text:style-name="P3"/>
      <text:p text:style-name="P3">Returns json contraining list of all available classification regions for an ethnicity. </text:p>
      <text:p text:style-name="P3">Landmarks need to be uploaded (implicitly specifiying ethnicityCode).</text:p>
      <text:p text:style-name="P3">Parameters: none</text:p>
      <text:p text:style-name="P3"/>
      <text:p text:style-name="P3">Example:</text:p>
      <text:p text:style-name="P3"/>
      <text:p text:style-name="P3">$ curl -X GET --output availableClassificationRegions.json http://localhost:34568/faceScreen/processor/classificationRegions</text:p>
      <text:p text:style-name="P3"/>
      <text:p text:style-name="P3">Depending on ethnicityCode, the call may return a json-coded stream such as:</text:p>
      <text:p text:style-name="P1"><text:span text:style-name="T3">“</text:span><text:span text:style-name="T2">[</text:span><text:span text:style-name="T4">"Eyes"</text:span><text:span text:style-name="T2">,</text:span><text:span text:style-name="T4">"Face"</text:span><text:span text:style-name="T2">,</text:span><text:span text:style-name="T4">"Malar"</text:span><text:span text:style-name="T2">,</text:span><text:span text:style-name="T4">"Nose"</text:span><text:span text:style-name="T2">,</text:span><text:span text:style-name="T4">"Philtrum"</text:span><text:span text:style-name="T2">]”</text:span></text:p>
      <text:p text:style-name="P12"/>
      <text:p text:style-name="P1"><text:span text:style-name="T2">The example above writes this stream into a file called </text:span><text:span text:style-name="T3">availableClassificationRegions.json</text:span></text:p>
      <text:p text:style-name="P3"/>
      <text:p text:style-name="P3"/>
      <text:p text:style-name="P3">/computeClassification </text:p>
      <text:p text:style-name="P3"/>
      <text:p text:style-name="P3">Computes FASD/Control classification, that is, mean and stdev of a cross validation style classification into classes -1 (= FASD) and 1 (= Control/non-FASD). </text:p>
      <text:p text:style-name="P3">Landmarks need to be uploaded first, implicitly specifying ethnicityCode.</text:p>
      <text:p text:style-name="P3">parameters: processingToken, facialRegion</text:p>
      <text:p text:style-name="P3"/>
      <text:p text:style-name="P3">Example:</text:p>
      <text:p text:style-name="P3">$ curl -X GET <text:a xlink:type="simple" xlink:href="http://localhost:34568/faceScreen/processor/computeClassification?processingToken=2" text:style-name="Internet_20_link" text:visited-style-name="Visited_20_Internet_20_Link">http://localhost:34568/faceScreen/processor/computeClassification?processingToken=2</text:a>^&amp;facialRegion=Face</text:p>
      <text:p text:style-name="P3"/>
      <text:p text:style-name="P3">This example computes the classification for the entire face (facialRegion=Face) using a model for Caucasian ethnicity.</text:p>
      <text:p text:style-name="P3"/>
      <text:p text:style-name="P3">This call can be executed several times for different facial regions. Results are accumulated server-side. All computed results are aggregated in the FASD report (see below).</text:p>
      <text:p text:style-name="P3"/>
      <text:p text:style-name="P3">A second call, using a model restricted to the nose, may look like this:</text:p>
      <text:p text:style-name="P3"/>
      <text:p text:style-name="P3">$ curl -X GET http://localhost:34568/faceScreen/processor/computeClassification?processingToken=2^&amp;facialRegion=Nose</text:p>
      <text:p text:style-name="P3"/>
      <text:p text:style-name="P3">The method returns OK/200 if the computation was successful.</text:p>
      <text:p text:style-name="P3"/>
      <text:p text:style-name="P3"/>
      <text:p text:style-name="P3">/classifications </text:p>
      <text:p text:style-name="P3"/>
      <text:p text:style-name="P3">Returns json-coded classification results for each classification that has been computed.</text:p>
      <text:p text:style-name="P3"/>
      <text:p text:style-name="P3">Example:</text:p>
      <text:p text:style-name="P3"/>
      <text:p text:style-name="P3">$ curl -X GET --output classifications.json <text:a xlink:type="simple" xlink:href="http://localhost:34568/faceScreen/processor/classifications?processingToken=2" text:style-name="Internet_20_link" text:visited-style-name="Visited_20_Internet_20_Link">http://localhost:34568/faceScreen/processor/classifications?processingToken=2</text:a></text:p>
      <text:p text:style-name="P3"/>
      <text:p text:style-name="P3">If called as in the example above (see /computeClassification), the returned value may be:</text:p>
      <text:p text:style-name="P3"/>
      <text:p text:style-name="P3"><text:span text:style-name="T1">“{</text:span><text:span text:style-name="T5">"Face"</text:span><text:span text:style-name="T1">:{</text:span><text:span text:style-name="T5">"mean"</text:span><text:span text:style-name="T1">:0.6981015205383301,</text:span><text:span text:style-name="T5">"stdError"</text:span><text:span text:style-name="T1">:0.12628942728042603},</text:span><text:span text:style-name="T5">"Nose"</text:span><text:span text:style-name="T1">:{</text:span><text:span text:style-name="T5">"mean"</text:span><text:span text:style-name="T1">:-0.483062744140625,</text:span><text:span text:style-name="T5">"stdError"</text:span><text:span text:style-name="T1">:0.38893651962280273}}”</text:span></text:p>
      <text:p text:style-name="P3"/>
      <text:p text:style-name="P3">If no classifications have been computed yet, the method returns “null”.</text:p>
      <text:p text:style-name="P3"><text:soft-page-break/></text:p>
      <text:p text:style-name="P3"/>
      <text:p text:style-name="P3">/PFLstatistics </text:p>
      <text:p text:style-name="P3"/>
      <text:p text:style-name="P3">Returns PFL, PFL percentile, and zScore as json. Returns an error code if landmarks not yet uploaded or uploaded landmarks are insufficient. </text:p>
      <text:p text:style-name="P3">parameters: processingToken, subjectAge, subjectGender</text:p>
      <text:p text:style-name="P3"/>
      <text:p text:style-name="P3">Example:</text:p>
      <text:p text:style-name="P3">curl -X GET --output PFLananlysis.json <text:a xlink:type="simple" xlink:href="http://localhost:34568/faceScreen/processor/PFLstatistics?processingToken=2" text:style-name="Internet_20_link" text:visited-style-name="Visited_20_Internet_20_Link">http://localhost:34568/faceScreen/processor/PFLstatistics?processingToken=2</text:a>^&amp;subjectAge=12^&amp;subjectGender=F</text:p>
      <text:p text:style-name="P3"/>
      <text:p text:style-name="P3">May return (and write to file called PFLananlysis.json)</text:p>
      <text:p text:style-name="P3"><text:span text:style-name="T1">“{</text:span><text:span text:style-name="T5">"PFL"</text:span><text:span text:style-name="T1">:26.200569152832031,</text:span><text:span text:style-name="T5">"PFLpercentile"</text:span><text:span text:style-name="T1">:51.268230438232422,</text:span><text:span text:style-name="T5">"PFLzScore"</text:span><text:span text:style-name="T1">:0.03179515153169632}”</text:span></text:p>
      <text:p text:style-name="P3">.</text:p>
      <text:p text:style-name="P3"/>
      <text:p text:style-name="P3"/>
      <text:p text:style-name="P3">/FASDreports </text:p>
      <text:p text:style-name="P3"/>
      <text:p text:style-name="P3">Retrieves a generated FASD report (pdf file). </text:p>
      <text:p text:style-name="P3">parameters: reportID</text:p>
      <text:p text:style-name="P3"/>
      <text:p text:style-name="P3">Example:</text:p>
      <text:p text:style-name="P3"/>
      <text:p text:style-name="P1"><text:span text:style-name="T3">$ curl --output FASDreport.pdf -X GET <text:s/></text:span><text:a xlink:type="simple" xlink:href="http://localhost:34568/faceScreen/processor/FASDreports?reportID=2" text:style-name="Internet_20_link" text:visited-style-name="Visited_20_Internet_20_Link"><text:span text:style-name="T7">http://localhost:34568/faceScreen/processor/FASDreports?reportID=2</text:span></text:a></text:p>
      <text:p text:style-name="P3"/>
      <text:p text:style-name="P3">Saves the report accessible with reportID=”2” into file “FASDreport.pdf”.</text:p>
      <text:p text:style-name="P3"/>
      <text:p text:style-name="P3"/>
      <text:p text:style-name="P3"/>
      <text:p text:style-name="P11">POST method endpoints:</text:p>
      <text:p text:style-name="P3"/>
      <text:p text:style-name="P3">/landmarks</text:p>
      <text:p text:style-name="P3"/>
      <text:p text:style-name="P3">Upload landmarks as json. Returns string describing identified landmarking model.</text:p>
      <text:p text:style-name="P3"/>
      <text:p text:style-name="P3">parameters: processingToken, ethnicityCode</text:p>
      <text:p text:style-name="P3"/>
      <text:p text:style-name="P3">Landmarks should be formatted as follows:</text:p>
      <text:p text:style-name="P3">{</text:p>
      <text:p text:style-name="P3">"right_upper_mid": [-89.94558, 38.707432, 7.9178], </text:p>
      <text:p text:style-name="P3">"right_ex": [-101.226364, 28.183878, 1.975529], </text:p>
      <text:p text:style-name="P3">"right_lower_mid": [-87.83255, 28.035084, 9.120646], </text:p>
      <text:p text:style-name="P3">"right_en": [-75.470695, 32.86927, 6.373322], </text:p>
      <text:p text:style-name="P3">"left_en": [-43.593288, 35.390598, 2.126038], </text:p>
      <text:p text:style-name="P3">"left_upper_mid": [-31.203552, 43.261288, 0.36318], </text:p>
      <text:p text:style-name="P3">"left_ex": [-19.803116, 34.989964, -7.993075], </text:p>
      <text:p text:style-name="P3">"left_lower_mid": [-30.188482, 32.758667, 1.632968], </text:p>
      <text:p text:style-name="P3">"left_cupid": [-46.893089, -2.576849, 31.667639], </text:p>
      <text:p text:style-name="P3">"lip_centre": [-51.66433, -4.535646, 33.491817], </text:p>
      <text:p text:style-name="P3">"right_cupid": [-56.881641, -4.324551, 33.613564], </text:p>
      <text:p text:style-name="P3">"right_ch": [-73.091469, -18.181156, 25.571007], </text:p>
      <text:p text:style-name="P3">"left_ch": [-32.768055, -14.238047, 19.614464], </text:p>
      <text:p text:style-name="P3">"nasion": [-60.026028, 48.160839, 11.04115], </text:p>
      <text:p text:style-name="P3">"gnathion": [-48.822662, -45.783016, 31.107973], </text:p>
      <text:p text:style-name="P3">"left_alare": [-39.903473, 12.338382, 21.449482], </text:p>
      <text:p text:style-name="P3">"right_alare": [-69.479446, 9.274796, 24.992481], </text:p>
      <text:p text:style-name="P3">"pronasale": [-53.927311, 17.317726, 33.227749], </text:p>
      <text:p text:style-name="P3">"subnasale": [-53.308018, 6.114594, 28.23843], </text:p>
      <text:p text:style-name="P3">"lower_right_ear_attachment": [-117.178177, -25.509789, -36.058727], </text:p>
      <text:p text:style-name="P3">"lower_left_ear_attachment": [-6.916459, -16.375231, -52.09692], </text:p>
      <text:p text:style-name="P3">"lower_lip_centre": [-49.773396, -17.099918, 36.040085], </text:p>
      <text:p text:style-name="P3"><text:soft-page-break/>"tragion_right": [-127.420647, -5.983522, -46.445354], </text:p>
      <text:p text:style-name="P3">"tragion_left": [-3.344804, 4.055732, -60.610046]</text:p>
      <text:p text:style-name="P3">}</text:p>
      <text:p text:style-name="P3"/>
      <text:p text:style-name="P3">Example:</text:p>
      <text:p text:style-name="P3"/>
      <text:p text:style-name="P3">curl -H "Content-Type: application/json" --data @JWM6314_5-MAR-2014.json http://localhost:34568/faceScreen/processor/landmarks?processingToken=2^&amp;ethnicityCode=CAUC</text:p>
      <text:p text:style-name="P3"/>
      <text:p text:style-name="P3"/>
      <text:p text:style-name="P3">/generateFASDreport</text:p>
      <text:p text:style-name="P3"/>
      <text:p text:style-name="P3">Generate FASD report (pdf format) with all data available at the server (uploaded or computed) and json-coded input (supplied by client) to be included in the report. Returns reportID string on success.</text:p>
      <text:p text:style-name="P3"/>
      <text:p text:style-name="P3">Example:</text:p>
      <text:p text:style-name="P3">$ curl -H "Content-Type: application/json" --data @reportInput.json http://localhost:34568/faceScreen/processor/generateFASDreport?processingToken=2</text:p>
      <text:p text:style-name="P3"/>
      <text:p text:style-name="P3">A file <text:s/>reportInput.json that is submitted to the server in this example may look like this:</text:p>
      <text:p text:style-name="P1"><text:span text:style-name="T3">“</text:span><text:span text:style-name="T2">{</text:span><text:span text:style-name="T6">"ReportTitle"</text:span><text:span text:style-name="T2">:</text:span><text:span text:style-name="T4">"FaceScreen FASD report"</text:span><text:span text:style-name="T2">,</text:span><text:span text:style-name="T6">"CameraSystem"</text:span><text:span text:style-name="T2">:</text:span><text:span text:style-name="T4">"CanfieldStatic"</text:span><text:span text:style-name="T2">,</text:span><text:span text:style-name="T6">"PatientID"</text:span><text:span text:style-name="T2">:</text:span><text:span text:style-name="T4">"12345678"</text:span><text:span text:style-name="T2">,</text:span><text:span text:style-name="T6">"ScanDate"</text:span><text:span text:style-name="T2">:</text:span><text:span text:style-name="T4">"11-Nov-2019"</text:span><text:span text:style-name="T2">,</text:span><text:span text:style-name="T6">"PatientDOB"</text:span><text:span text:style-name="T2">:</text:span><text:span text:style-name="T4">"4-Sept-2009"</text:span><text:span text:style-name="T2">,</text:span><text:span text:style-name="T6">"Dx"</text:span><text:span text:style-name="T2">:</text:span><text:span text:style-name="T4">"fas_pfas"</text:span><text:span text:style-name="T2">}</text:span><text:span text:style-name="T3">”</text:span></text:p>
      <text:p text:style-name="P3"/>
      <text:p text:style-name="P3"/>
      <text:p text:style-name="P3"/>
      <text:p text:style-name="P11">PUT method endpoints:</text:p>
      <text:p text:style-name="P12"/>
      <text:p text:style-name="P3">/objFile</text:p>
      <text:p text:style-name="P3"/>
      <text:p text:style-name="P3">Upload obj file (internally loaded as vtk surface).</text:p>
      <text:p text:style-name="P3">parameters: processingToken</text:p>
      <text:p text:style-name="P3"/>
      <text:p text:style-name="P3">Example:</text:p>
      <text:p text:style-name="P3"/>
      <text:p text:style-name="P1"><text:span text:style-name="T3">$ curl -T JWM6314_5-MAR-2014.obj </text:span><text:a xlink:type="simple" xlink:href="http://localhost:34568/faceScreen/processor/objFile?processingToken=2" text:style-name="Internet_20_link" text:visited-style-name="Visited_20_Internet_20_Link">http://localhost:34568/faceScreen/processor/objFile?</text:a><text:a xlink:type="simple" xlink:href="http://localhost:34568/faceScreen/processor/objFile?processingToken=2" text:style-name="Internet_20_link" text:visited-style-name="Visited_20_Internet_20_Link">processingToken=2</text:a></text:p>
      <text:p text:style-name="P3"/>
      <text:p text:style-name="P3">This sends contents of Wavefront 3D-formatted file “JWM6314_5-MAR-2014.obj” to the server.</text:p>
      <text:p text:style-name="P3">Returns OK/201 if the file could be read.</text:p>
      <text:p text:style-name="P3"/>
      <text:p text:style-name="P3"/>
      <text:p text:style-name="P3">/textureFile</text:p>
      <text:p text:style-name="P3"/>
      <text:p text:style-name="P3">Upload face texture in png format. </text:p>
      <text:p text:style-name="P3">Parameters: processingToken</text:p>
      <text:p text:style-name="P3"/>
      <text:p text:style-name="P3">Example:</text:p>
      <text:p text:style-name="P3"/>
      <text:p text:style-name="P1"><text:span text:style-name="T3">$ curl -T JWM6314_5-MAR-2014.png </text:span><text:a xlink:type="simple" xlink:href="http://localhost:34568/faceScreen/processor/textureFile?processingToken=2" text:style-name="Internet_20_link" text:visited-style-name="Visited_20_Internet_20_Link">http://localhost:34568/faceScreen/processor/textureFile?processingToken=2</text:a></text:p>
      <text:p text:style-name="P3"/>
      <text:p text:style-name="P3">This sends contents of png-formatted file “JWM6314_5-MAR-2014.png” to the server.</text:p>
      <text:p text:style-name="P3">Returns OK/201 if the file could be read.</text:p>
      <text:p text:style-name="P3"/>
      <text:p text:style-name="P3"/>
      <text:p text:style-name="P3">/Bellus3DzipArchive</text:p>
      <text:p text:style-name="P3"/>
      <text:p text:style-name="P3">A convenience endpoint that can be used to upload Bellus3D archives rather than uploading mesh and texture seperately.</text:p>
      <text:p text:style-name="P3">Uploads Bellus3D zip archive mesh_18_41_00Bellus3D.zip containing mesh file “head3d.obj” and texture file “head3d.jpg”</text:p>
      <text:p text:style-name="P3"/>
      <text:p text:style-name="P3"><text:soft-page-break/>Parameters: processingToken</text:p>
      <text:p text:style-name="P3"/>
      <text:p text:style-name="P3">Example:</text:p>
      <text:p text:style-name="P3"/>
      <text:p text:style-name="P3">$ curl -T mesh_18_41_00Bellus3D.zip http://localhost:34568/faceScreen/processor/Bellus3DzipArchive?processingToken=2</text:p>
      <text:p text:style-name="P3"/>
      <text:p text:style-name="P3"/>
      <text:p text:style-name="P3"/>
      <text:p text:style-name="P3"/>
      <text:p text:style-name="P13">A typical scenario of consuming the API (indicating suitable order of calls):</text:p>
      <text:p text:style-name="P3"/>
      <text:p text:style-name="P1"><text:span text:style-name="T3">$ curl -X GET </text:span><text:a xlink:type="simple" xlink:href="http://localhost:34568/faceScreen/processor/" text:style-name="Internet_20_link" text:visited-style-name="Visited_20_Internet_20_Link">http://localhost:34568/faceScreen/processor/</text:a></text:p>
      <text:p text:style-name="P3"/>
      <text:p text:style-name="P1"><text:span text:style-name="T3">$ curl -T JWM6314_5-MAR-2014.obj </text:span><text:a xlink:type="simple" xlink:href="http://localhost:34568/faceScreen/processor/objFile?processingToken=2" text:style-name="Internet_20_link" text:visited-style-name="Visited_20_Internet_20_Link">http://localhost:34568/faceScreen/processor/objFile?processingToken=2</text:a></text:p>
      <text:p text:style-name="P3"/>
      <text:p text:style-name="P1"><text:span text:style-name="T3">$ curl -T JWM6314_5-MAR-2014.png </text:span><text:a xlink:type="simple" xlink:href="http://localhost:34568/faceScreen/processor/textureFile?processingToken=2" text:style-name="Internet_20_link" text:visited-style-name="Visited_20_Internet_20_Link">http://localhost:34568/faceScreen/processor/textureFile?processingToken=2</text:a><text:span text:style-name="T3"> </text:span></text:p>
      <text:p text:style-name="P3"/>
      <text:p text:style-name="P1"><text:span text:style-name="T3">$ curl -H "Content-Type: application/json" --data @JWM6314_5-MAR-2014.json </text:span><text:a xlink:type="simple" xlink:href="http://localhost:34568/faceScreen/processor/landmarks?processingToken=2" text:style-name="Internet_20_link" text:visited-style-name="Visited_20_Internet_20_Link">http://localhost:34568/faceScreen/processor/landmarks?processingToken=2</text:a><text:span text:style-name="T3">^&amp;ethnicityCode=CAUC</text:span></text:p>
      <text:p text:style-name="P3"/>
      <text:p text:style-name="P3">$ curl -X GET http://localhost:34568/faceScreen/processor/computeHeatmap?processingToken=2^&amp;subjectAge=12</text:p>
      <text:p text:style-name="P3"/>
      <text:p text:style-name="P3">$ curl -X GET --output availableClassificationRegions.json http://localhost:34568/faceScreen/processor/classificationRegions?processingToken=2 </text:p>
      <text:p text:style-name="P3"/>
      <text:p text:style-name="P3">$ curl -X GET http://localhost:34568/faceScreen/processor/computeClassification?processingToken=2^&amp;facialRegion=Face</text:p>
      <text:p text:style-name="P3"/>
      <text:p text:style-name="P3">$ curl -X GET http://localhost:34568/faceScreen/processor/computeClassification?processingToken=2^&amp;facialRegion=Nose</text:p>
      <text:p text:style-name="P3"/>
      <text:p text:style-name="P1"><text:span text:style-name="T3">$ curl -X GET --output classifications.json </text:span><text:a xlink:type="simple" xlink:href="http://localhost:34568/faceScreen/processor/classifications?processingToken=2" text:style-name="Internet_20_link" text:visited-style-name="Visited_20_Internet_20_Link">http://localhost:34568/faceScreen/processor/classifications?processingToken=2</text:a></text:p>
      <text:p text:style-name="P3"/>
      <text:p text:style-name="P3">$ curl -X GET --output PFLananlysis.json http://localhost:34568/faceScreen/processor/PFLstatistics?processingToken=2^&amp;subjectAge=12^&amp;subjectGender=F </text:p>
      <text:p text:style-name="P3"/>
      <text:p text:style-name="P1"><text:span text:style-name="T3">$ curl -H "Content-Type: application/json" --data @reportInput.json </text:span><text:a xlink:type="simple" xlink:href="http://localhost:34568/faceScreen/processor/generateFASDreport?processingToken=2" text:style-name="Internet_20_link" text:visited-style-name="Visited_20_Internet_20_Link">http://localhost:34568/faceScreen/processor/generateFASDreport?processingToken=2</text:a></text:p>
      <text:p text:style-name="P3"/>
      <text:p text:style-name="P1"><text:span text:style-name="T3">$ curl --output FASDreport.pdf -X GET <text:s/></text:span><text:a xlink:type="simple" xlink:href="http://localhost:34568/faceScreen/processor/FASDreports?reportID=2" text:style-name="Internet_20_link" text:visited-style-name="Visited_20_Internet_20_Link">http://localhost:34568/faceScreen/processor/FASDreports?reportID=2</text:a></text:p>
      <text:p text:style-name="P3"/>
      <text:p text:style-name="P3"/>
      <text:p text:style-name="P3">Final remarks:</text:p>
      <text:p text:style-name="P3">In its current state, FaceScreenServer is suitable for testing by authorised software. </text:p>
      <text:p text:style-name="P3">An authentication mechanism and other security measures have not yet been implemen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6-19T20:53:58.86</meta:creation-date>
    <dc:date>2020-07-20T06:34:42.23</dc:date>
    <meta:editing-duration>P1DT11H22M51S</meta:editing-duration>
    <meta:editing-cycles>26</meta:editing-cycles>
    <meta:generator>OpenOffice/4.1.6$Win32 OpenOffice.org_project/416m1$Build-9790</meta:generator>
    <meta:document-statistic meta:table-count="0" meta:image-count="0" meta:object-count="0" meta:page-count="5" meta:paragraph-count="151" meta:word-count="951" meta:character-count="9533"/>
  </office:meta>
</office:document-meta>
</file>